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479" officeooo:paragraph-rsid="00004479"/>
    </style:style>
    <style:style style:name="P2" style:family="paragraph" style:parent-style-name="Standard">
      <style:text-properties officeooo:rsid="00004479" officeooo:paragraph-rsid="00028ae0"/>
    </style:style>
    <style:style style:name="P3" style:family="paragraph" style:parent-style-name="Standard">
      <style:text-properties fo:font-weight="bold" officeooo:rsid="00004479" officeooo:paragraph-rsid="00004479" style:font-weight-asian="bold" style:font-weight-complex="bold"/>
    </style:style>
    <style:style style:name="P4" style:family="paragraph" style:parent-style-name="Standard">
      <style:text-properties fo:font-weight="bold" officeooo:rsid="00004479" officeooo:paragraph-rsid="00028ae0" style:font-weight-asian="bold" style:font-weight-complex="bold"/>
    </style:style>
    <style:style style:name="P5" style:family="paragraph" style:parent-style-name="Standard">
      <style:text-properties fo:font-weight="bold" officeooo:rsid="00048483" officeooo:paragraph-rsid="00048483" style:font-weight-asian="bold" style:font-weight-complex="bold"/>
    </style:style>
    <style:style style:name="P6" style:family="paragraph" style:parent-style-name="Standard">
      <style:text-properties fo:font-weight="bold" officeooo:rsid="0005e73f" officeooo:paragraph-rsid="0005e73f" style:font-weight-asian="bold" style:font-weight-complex="bold"/>
    </style:style>
    <style:style style:name="P7" style:family="paragraph" style:parent-style-name="Standard">
      <style:text-properties fo:font-weight="normal" officeooo:rsid="00004479" officeooo:paragraph-rsid="00004479" style:font-weight-asian="normal" style:font-weight-complex="normal"/>
    </style:style>
    <style:style style:name="P8" style:family="paragraph" style:parent-style-name="Standard">
      <style:text-properties fo:font-weight="normal" officeooo:rsid="00004479" officeooo:paragraph-rsid="00028ae0" style:font-weight-asian="normal" style:font-weight-complex="normal"/>
    </style:style>
    <style:style style:name="P9" style:family="paragraph" style:parent-style-name="Standard">
      <style:text-properties officeooo:rsid="00004479" officeooo:paragraph-rsid="00028ae0"/>
    </style:style>
    <style:style style:name="P10" style:family="paragraph" style:parent-style-name="Standard">
      <style:text-properties officeooo:rsid="00067585" officeooo:paragraph-rsid="00067585"/>
    </style:style>
    <style:style style:name="P11" style:family="paragraph" style:parent-style-name="Standard">
      <style:text-properties fo:font-weight="normal" officeooo:rsid="00004479" officeooo:paragraph-rsid="00028ae0" style:font-weight-asian="normal" style:font-weight-complex="normal"/>
    </style:style>
    <style:style style:name="P12" style:family="paragraph" style:parent-style-name="Standard">
      <style:text-properties fo:font-weight="bold" officeooo:rsid="0005e73f" officeooo:paragraph-rsid="00077c8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8ae0" style:font-weight-asian="normal" style:font-weight-complex="normal"/>
    </style:style>
    <style:style style:name="T3" style:family="text">
      <style:text-properties fo:font-weight="normal" officeooo:rsid="00048483" style:font-weight-asian="normal" style:font-weight-complex="normal"/>
    </style:style>
    <style:style style:name="T4" style:family="text">
      <style:text-properties fo:font-weight="normal" officeooo:rsid="0005e73f" style:font-weight-asian="normal" style:font-weight-complex="normal"/>
    </style:style>
    <style:style style:name="T5" style:family="text">
      <style:text-properties fo:font-weight="normal" officeooo:rsid="0006756c" style:font-weight-asian="normal" style:font-weight-complex="normal"/>
    </style:style>
    <style:style style:name="T6" style:family="text">
      <style:text-properties fo:font-weight="normal" officeooo:rsid="00067585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05e73f"/>
    </style:style>
    <style:style style:name="T11" style:family="text">
      <style:text-properties officeooo:rsid="00067585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<text:span text:style-name="T2">Actualizar Información </text:span></text:p>
      <text:p text:style-name="P1"/>
      <text:p text:style-name="P3">Actor Principal: <text:span text:style-name="T3">Empresario</text:span></text:p>
      <text:p text:style-name="P1"/>
      <text:p text:style-name="P3">Personal involucrado e intereses: </text:p>
      <text:p text:style-name="P5"><text:span text:style-name="T8">Empresario</text:span><text:span text:style-name="T9">: Quiere</text:span><text:span text:style-name="T1"> Actualizar la información que se encuentra en la base de datos del Sistema.</text:span></text:p>
      <text:p text:style-name="P5"><text:span text:style-name="T8">Sistema</text:span><text:span text:style-name="T9">: Quiere</text:span><text:span text:style-name="T1"> recibir información </text:span><text:span text:style-name="T4">para agregar en la base de datos.</text:span></text:p>
      <text:p text:style-name="P1"/>
      <text:p text:style-name="P3">Precondiciones: <text:span text:style-name="T4">Se debe haber creado la base de datos con información recolectada desde el SERNATUR.</text:span></text:p>
      <text:p text:style-name="P1"/>
      <text:p text:style-name="P3">Postcondiciones (garantías de éxito): <text:span text:style-name="T4">La base de Datos del sistema queda actualizada con la nueva información.</text:span></text:p>
      <text:p text:style-name="P3"/>
      <text:p text:style-name="P3">Escenario principal de éxito (Flujo Básico)</text:p>
      <text:p text:style-name="P7"/>
      <text:p text:style-name="P7">1. <text:span text:style-name="T10">El usuario agrega/borra información en la base de datos.</text:span></text:p>
      <text:p text:style-name="P7">2. <text:span text:style-name="T10">El sistema da cuenta de la modificación y actualiza la base de datos.</text:span></text:p>
      <text:p text:style-name="P7"/>
      <text:p text:style-name="P6">Extensiones (Flujos Alternativos)</text:p>
      <text:p text:style-name="P7">1<text:span text:style-name="T10">'- 2' Cancelar: En cualquier momento el Empresario puede cancelar la operación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4">Caso de uso: <text:span text:style-name="T2">E</text:span><text:span text:style-name="T5">ntregar Información.</text:span></text:p>
      <text:p text:style-name="P2"/>
      <text:p text:style-name="P4">Actor Principal: <text:span text:style-name="T6">SERNATUR</text:span></text:p>
      <text:p text:style-name="P2"/>
      <text:p text:style-name="P4">Personal involucrado e intereses: </text:p>
      <text:p text:style-name="P2"/>
      <text:p text:style-name="P10"><text:span text:style-name="T7">Sistema: </text:span>El sistema quiere recibir información de un planilla excel con los datos de los empresarios.</text:p>
      <text:p text:style-name="P10"><text:span text:style-name="T7">SERNATUR:</text:span> Quiere entregar la información pública que se encuentra en su base de datos.</text:p>
      <text:p text:style-name="P2"/>
      <text:p text:style-name="P4">Precondiciones: </text:p>
      <text:p text:style-name="P2"/>
      <text:p text:style-name="P4">Postcondiciones (garantías de éxito): <text:span text:style-name="T6">La base de datos del Sistema queda poblada por los datos entregados desde SERNATUR</text:span></text:p>
      <text:p text:style-name="P4"/>
      <text:p text:style-name="P4">Escenario principal de éxito (Flujo Básico)</text:p>
      <text:p text:style-name="P8"/>
      <text:p text:style-name="P8">1. <text:span text:style-name="T11">Sistema solicita información.</text:span></text:p>
      <text:p text:style-name="P8">2. <text:span text:style-name="T11">SERNATUR entrega la información de la planilla.</text:span></text:p>
      <text:p text:style-name="P8"/>
      <text:p text:style-name="P12">Extensiones (Flujos Alternativos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6:20:08.347022664</meta:creation-date>
    <dc:date>2016-11-03T11:38:13.024291407</dc:date>
    <meta:editing-duration>PT25M1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2" meta:paragraph-count="23" meta:word-count="196" meta:character-count="1332" meta:non-whitespace-character-count="1154"/>
  </office:meta>
</office:document-meta>
</file>